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Text_20_body">
      <style:paragraph-properties fo:margin-left="0in" fo:margin-right="0in" fo:margin-top="0in" fo:margin-bottom="0in" fo:line-height="100%" fo:text-indent="0in" style:auto-text-indent="false" style:text-autospace="none" style:writing-mode="lr-tb"/>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7" style:family="paragraph" style:parent-style-name="Heading_20_2">
      <style:paragraph-properties fo:margin-left="0in" fo:margin-right="0in" fo:text-indent="0in" style:auto-text-indent="false"/>
    </style:style>
    <style:style style:name="P8" style:family="paragraph" style:parent-style-name="Text_20_body">
      <style:text-properties fo:color="#ff0000"/>
    </style:style>
    <style:style style:name="P9" style:family="paragraph" style:parent-style-name="Text_20_body">
      <style:text-properties fo:font-weight="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use-window-font-color="true"/>
    </style:style>
    <style:style style:name="P12" style:family="paragraph" style:parent-style-name="Text_20_body">
      <style:text-properties style:font-name="Liberation Serif"/>
    </style:style>
    <style:style style:name="P13" style:family="paragraph" style:parent-style-name="Code">
      <style:text-properties style:use-window-font-color="true"/>
    </style:style>
    <style:style style:name="P14" style:family="paragraph" style:parent-style-name="Code">
      <style:text-properties fo:color="#ff0000"/>
    </style:style>
    <style:style style:name="P1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6" style:family="paragraph" style:parent-style-name="Standard">
      <style:text-properties style:use-window-font-color="true"/>
    </style:style>
    <style:style style:name="P17" style:family="paragraph" style:parent-style-name="Standard">
      <style:paragraph-properties fo:text-align="center" style:justify-single-word="false"/>
    </style:style>
    <style:style style:name="P18" style:family="paragraph" style:parent-style-name="Text_20_body_20_indent">
      <style:text-properties fo:font-weight="bold"/>
    </style:style>
    <style:style style:name="P19" style:family="paragraph" style:parent-style-name="Text_20_body_20_indent">
      <style:text-properties fo:font-style="italic" fo:font-weight="normal"/>
    </style:style>
    <style:style style:name="P20" style:family="paragraph" style:parent-style-name="Text_20_body_20_indent">
      <style:text-properties style:font-name="Courier New" fo:font-size="10pt" style:font-size-asian="10pt" style:font-size-complex="10pt"/>
    </style:style>
    <style:style style:name="P21" style:family="paragraph" style:parent-style-name="Date">
      <style:paragraph-properties fo:text-align="center" style:justify-single-word="false"/>
    </style:style>
    <style:style style:name="P22" style:family="paragraph" style:parent-style-name="Code">
      <style:paragraph-properties fo:margin-left="-0.5in" fo:margin-right="0in" fo:text-indent="-0.2201in" style:auto-text-indent="false"/>
    </style:style>
    <style:style style:name="P23" style:family="paragraph" style:parent-style-name="Code_20_Indented">
      <style:text-properties fo:font-style="italic" fo:font-weight="normal"/>
    </style:style>
    <style:style style:name="P24" style:family="paragraph" style:parent-style-name="Code_20_Indented">
      <style:text-properties style:font-name="Helv1" fo:font-size="10pt" style:font-name-asian="Helv1" style:font-size-asian="10pt" style:font-name-complex="Helv1" style:font-size-complex="10pt"/>
    </style:style>
    <style:style style:name="P25" style:family="paragraph" style:parent-style-name="Code_20_Indented">
      <style:text-properties style:font-name="Courier New" fo:font-size="10pt" style:font-size-asian="10pt" style:font-size-complex="10pt"/>
    </style:style>
    <style:style style:name="P26" style:family="paragraph" style:parent-style-name="Contents_20_2">
      <style:paragraph-properties>
        <style:tab-stops>
          <style:tab-stop style:position="6.7335in" style:type="right" style:leader-style="dotted" style:leader-text="."/>
        </style:tab-stops>
      </style:paragraph-properties>
    </style:style>
    <style:style style:name="P27" style:family="paragraph" style:parent-style-name="Contents_20_1">
      <style:paragraph-properties>
        <style:tab-stops>
          <style:tab-stop style:position="6.9in" style:type="right" style:leader-style="dotted" style:leader-text="."/>
        </style:tab-stops>
      </style:paragraph-properties>
    </style:style>
    <style:style style:name="P28" style:family="paragraph" style:parent-style-name="Text_20_body">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9" style:family="paragraph" style:parent-style-name="Standard" style:list-style-name="L2"/>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3"/>
    <style:style style:name="P41" style:family="paragraph" style:parent-style-name="Text_20_body" style:list-style-name="L3"/>
    <style:style style:name="P42" style:family="paragraph" style:parent-style-name="Text_20_body" style:list-style-name="L3"/>
    <style:style style:name="P43" style:family="paragraph" style:parent-style-name="Heading_20_2" style:list-style-name="L1"/>
    <style:style style:name="P44" style:family="paragraph" style:parent-style-name="Heading_20_2" style:list-style-name="L1">
      <style:text-properties fo:font-size="12pt" style:font-size-asian="12pt" style:font-size-complex="12pt"/>
    </style:style>
    <style:style style:name="P45" style:family="paragraph" style:parent-style-name="Heading_20_2" style:list-style-name="L1"/>
    <style:style style:name="P46" style:family="paragraph" style:parent-style-name="Heading_20_2" style:list-style-name="L1"/>
    <style:style style:name="P47" style:family="paragraph" style:parent-style-name="Heading_20_2" style:list-style-name="L1"/>
    <style:style style:name="P48" style:family="paragraph" style:parent-style-name="Heading_20_2" style:list-style-name="L1"/>
    <style:style style:name="P49" style:family="paragraph" style:parent-style-name="Heading_20_2" style:list-style-name="L1"/>
    <style:style style:name="P50" style:family="paragraph" style:parent-style-name="Heading_20_2" style:list-style-name="L1"/>
    <style:style style:name="P51" style:family="paragraph" style:parent-style-name="Heading_20_2" style:list-style-name="L1"/>
    <style:style style:name="P52" style:family="paragraph" style:parent-style-name="Heading_20_2" style:list-style-name="L1"/>
    <style:style style:name="P53" style:family="paragraph" style:parent-style-name="Heading_20_2" style:list-style-name="L1"/>
    <style:style style:name="P54" style:family="paragraph" style:parent-style-name="Heading_20_2" style:list-style-name="L1"/>
    <style:style style:name="P55" style:family="paragraph" style:parent-style-name="Heading_20_2" style:list-style-name="L1"/>
    <style:style style:name="P56" style:family="paragraph" style:parent-style-name="Heading_20_2" style:list-style-name="L1"/>
    <style:style style:name="P57" style:family="paragraph" style:parent-style-name="Heading_20_2" style:list-style-name="L1"/>
    <style:style style:name="P58" style:family="paragraph" style:parent-style-name="Heading_20_2" style:list-style-name="L1"/>
    <style:style style:name="P59" style:family="paragraph" style:parent-style-name="Heading_20_2" style:list-style-name="L1"/>
    <style:style style:name="P60" style:family="paragraph" style:parent-style-name="Heading_20_2" style:list-style-name="L1"/>
    <style:style style:name="P61" style:family="paragraph" style:parent-style-name="Heading_20_2" style:list-style-name="L1"/>
    <style:style style:name="P62" style:family="paragraph" style:parent-style-name="Heading_20_2" style:list-style-name="L1"/>
    <style:style style:name="P63" style:family="paragraph" style:parent-style-name="Heading_20_2" style:list-style-name="L1"/>
    <style:style style:name="P64" style:family="paragraph" style:parent-style-name="Heading_20_2" style:list-style-name="L1"/>
    <style:style style:name="P65" style:family="paragraph" style:parent-style-name="Heading_20_2" style:list-style-name="L1"/>
    <style:style style:name="P66" style:family="paragraph" style:parent-style-name="Heading_20_2" style:list-style-name="L1"/>
    <style:style style:name="P67" style:family="paragraph" style:parent-style-name="Heading_20_2" style:list-style-name="L1"/>
    <style:style style:name="P6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9" style:family="paragraph" style:parent-style-name="Heading_20_1" style:list-style-name="L1"/>
    <style:style style:name="P70" style:family="paragraph" style:parent-style-name="Heading_20_1" style:list-style-name="L1"/>
    <style:style style:name="P71" style:family="paragraph" style:parent-style-name="Heading_20_1" style:list-style-name="L1"/>
    <style:style style:name="P72" style:family="paragraph" style:parent-style-name="Heading_20_1" style:list-style-name="L1"/>
    <style:style style:name="P73" style:family="paragraph" style:parent-style-name="Heading_20_1" style:list-style-name="L1"/>
    <style:style style:name="P74" style:family="paragraph" style:parent-style-name="Heading_20_1" style:list-style-name="L1"/>
    <style:style style:name="P75" style:family="paragraph" style:parent-style-name="Heading_20_1" style:list-style-name="L1"/>
    <style:style style:name="T1" style:family="text">
      <style:text-properties style:use-window-font-color="true"/>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color="#000000" style:font-name="Helv1" fo:font-size="10pt" style:font-name-asian="Helv1" style:font-size-asian="10pt" style:font-name-complex="Helv1" style:font-size-complex="10pt"/>
    </style:style>
    <style:style style:name="T6" style:family="text">
      <style:text-properties fo:color="#000000" style:font-name="Times New Roman1" fo:font-size="11pt" style:font-name-asian="Times New Roman1" style:font-size-asian="11pt" style:font-name-complex="Times New Roman1" style:font-size-complex="11pt"/>
    </style:style>
    <style:style style:name="T7" style:family="text">
      <style:text-properties style:language-asian="zh" style:country-asian="CN"/>
    </style:style>
    <style:style style:name="T8" style:family="text">
      <style:text-properties fo:color="#0000ff" style:font-name="Times New Roman1" fo:font-size="11pt" style:text-underline-style="solid" style:text-underline-width="auto" style:text-underline-color="font-color" style:font-name-asian="Times New Roman1" style:font-size-asian="11pt" style:font-name-complex="Times New Roman1" style:font-size-complex="11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time-style style:name="N42">
      <number:hours number:style="long"/>
      <number:text>:</number:text>
      <number:minute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xCAT 2 BladeCenter HowTo</text:p>
      <text:p text:style-name="P17"><text:date style:data-style-name="N37" text:date-value="2010-09-24T08:29:37.87">09/24/10</text:date>, <text:time style:data-style-name="N42" text:time-value="2010-09-24T08:24:29.30" text:fixed="true">08:24 AM</text:time></text:p>
      <text:p text:style-name="P21"/>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text:a xlink:type="simple" xlink:href="#1.Introduction|outline" text:style-name="Internet_20_link" text:visited-style-name="Internet_20_link">1.0 Introduction</text:a><text:tab/>1</text:p>
          <text:p text:style-name="P27"><text:a xlink:type="simple" xlink:href="#2.Download Linux Distro ISOs and Create Repository|outline" text:style-name="Internet_20_link" text:visited-style-name="Internet_20_link">2.0 Download Linux Distro ISOs and Create Repository</text:a><text:tab/>2</text:p>
          <text:p text:style-name="P26"><text:a xlink:type="simple" xlink:href="#2.1.Create Fedora repository|outline" text:style-name="Internet_20_link" text:visited-style-name="Internet_20_link">2.1 Create Fedora repository</text:a><text:tab/>2</text:p>
          <text:p text:style-name="P26"><text:a xlink:type="simple" xlink:href="#2.1.Create SLES repository|outline" text:style-name="Internet_20_link" text:visited-style-name="Internet_20_link">2.1 Create SLES repository</text:a><text:tab/>2</text:p>
          <text:p text:style-name="P27"><text:a xlink:type="simple" xlink:href="#3.Set Up Services on the Management Node|outline" text:style-name="Internet_20_link" text:visited-style-name="Internet_20_link">3.0 Set Up Services on the Management Node</text:a><text:tab/>3</text:p>
          <text:p text:style-name="P26"><text:a xlink:type="simple" xlink:href="#3.1.Set Up networks Table  |outline" text:style-name="Internet_20_link" text:visited-style-name="Internet_20_link">3.1 Set Up networks Table <text:s/></text:a><text:tab/>3</text:p>
          <text:p text:style-name="P26"><text:a xlink:type="simple" xlink:href="#3.2.Set Up DHCP|outline" text:style-name="Internet_20_link" text:visited-style-name="Internet_20_link">3.2 Set Up DHCP</text:a><text:tab/>4</text:p>
          <text:p text:style-name="P26"><text:a xlink:type="simple" xlink:href="#3.3.Set Up NTP|outline" text:style-name="Internet_20_link" text:visited-style-name="Internet_20_link">3.3 Set Up NTP</text:a><text:tab/>4</text:p>
          <text:p text:style-name="P26"><text:a xlink:type="simple" xlink:href="#3.4.Set Up DNS|outline" text:style-name="Internet_20_link" text:visited-style-name="Internet_20_link">3.4 Set Up DNS</text:a><text:tab/>5</text:p>
          <text:p text:style-name="P26"><text:a xlink:type="simple" xlink:href="#3.5.Define AMMs as Nodes|outline" text:style-name="Internet_20_link" text:visited-style-name="Internet_20_link">3.5 Define AMMs as Nodes</text:a><text:tab/>5</text:p>
          <text:p text:style-name="P26"><text:a xlink:type="simple" xlink:href="#3.6.Set Up Password Table|outline" text:style-name="Internet_20_link" text:visited-style-name="Internet_20_link">3.6 Set Up Password Table</text:a><text:tab/>6</text:p>
          <text:p text:style-name="P26"><text:a xlink:type="simple" xlink:href="#3.7.Set Up AMMs|outline" text:style-name="Internet_20_link" text:visited-style-name="Internet_20_link">3.7 Set Up AMMs</text:a><text:tab/>6</text:p>
          <text:p text:style-name="P26"><text:a xlink:type="simple" xlink:href="#3.7.1.Update the AMM Firmware, If Necessary|outline" text:style-name="Internet_20_link" text:visited-style-name="Internet_20_link">3.7.1 Update the AMM Firmware, If Necessary</text:a><text:tab/>7</text:p>
          <text:p text:style-name="P26"><text:a xlink:type="simple" xlink:href="#3.8.Start Up TFTP|outline" text:style-name="Internet_20_link" text:visited-style-name="Internet_20_link">3.8 Start Up TFTP</text:a><text:tab/>7</text:p>
          <text:p text:style-name="P26"><text:a xlink:type="simple" xlink:href="#3.9.Other Services|outline" text:style-name="Internet_20_link" text:visited-style-name="Internet_20_link">3.9 Other Services</text:a><text:tab/>7</text:p>
          <text:p text:style-name="P27"><text:a xlink:type="simple" xlink:href="#4.Define Compute Nodes in the Database|outline" text:style-name="Internet_20_link" text:visited-style-name="Internet_20_link">4.0 Define Compute Nodes in the Database</text:a><text:tab/>7</text:p>
          <text:p text:style-name="P26"><text:a xlink:type="simple" xlink:href="#4.1.Set Up the nodelist Table|outline" text:style-name="Internet_20_link" text:visited-style-name="Internet_20_link">4.1 Set Up the nodelist Table</text:a><text:tab/>8</text:p>
          <text:p text:style-name="P26"><text:a xlink:type="simple" xlink:href="#4.2.Set Up the nodehm table |outline" text:style-name="Internet_20_link" text:visited-style-name="Internet_20_link">4.2 Set Up the nodehm table </text:a><text:tab/>8</text:p>
          <text:p text:style-name="P26"><text:a xlink:type="simple" xlink:href="#4.3.Set Up the mp and mpa Table |outline" text:style-name="Internet_20_link" text:visited-style-name="Internet_20_link">4.3 Set Up the mp and mpa Table </text:a><text:tab/>8</text:p>
          <text:p text:style-name="P26"><text:a xlink:type="simple" xlink:href="#4.4.Set Up Conserver|outline" text:style-name="Internet_20_link" text:visited-style-name="Internet_20_link">4.4 Set Up Conserver</text:a><text:tab/>9</text:p>
          <text:p text:style-name="P26"><text:a xlink:type="simple" xlink:href="#4.5.Set Up the noderes Table|outline" text:style-name="Internet_20_link" text:visited-style-name="Internet_20_link">4.5 Set Up the noderes Table</text:a><text:tab/>9</text:p>
          <text:p text:style-name="P26"><text:a xlink:type="simple" xlink:href="#4.6.Set Up nodetype Table|outline" text:style-name="Internet_20_link" text:visited-style-name="Internet_20_link">4.6 Set Up nodetype Table</text:a><text:tab/>9</text:p>
          <text:p text:style-name="P26"><text:a xlink:type="simple" xlink:href="#4.7.Verify the Tables|outline" text:style-name="Internet_20_link" text:visited-style-name="Internet_20_link">4.7 Verify the Tables</text:a><text:tab/>9</text:p>
          <text:p text:style-name="P26"><text:a xlink:type="simple" xlink:href="#4.8.Set Up Postscripts to be Run on the Nodes|outline" text:style-name="Internet_20_link" text:visited-style-name="Internet_20_link">4.8 Set Up Postscripts to be Run on the Nodes</text:a><text:tab/>10</text:p>
          <text:p text:style-name="P26"><text:a xlink:type="simple" xlink:href="#4.9. Get MAC Addresses for the Blades|outline" text:style-name="Internet_20_link" text:visited-style-name="Internet_20_link">4.9 <text:s/>Get MAC Addresses for the Blades</text:a><text:tab/>10</text:p>
          <text:p text:style-name="P26"><text:a xlink:type="simple" xlink:href="#4.10. Add Compute Nodes to DHCP|outline" text:style-name="Internet_20_link" text:visited-style-name="Internet_20_link">4.10 <text:s/>Add Compute Nodes to DHCP</text:a><text:tab/>10</text:p>
          <text:p text:style-name="P26"><text:a xlink:type="simple" xlink:href="#4.11. Setup Blade for net boot|outline" text:style-name="Internet_20_link" text:visited-style-name="Internet_20_link">4.11 <text:s/>Setup Blade for net boot</text:a><text:tab/>11</text:p>
          <text:p text:style-name="P27"><text:a xlink:type="simple" xlink:href="#5.Diskfull install the Blades|outline" text:style-name="Internet_20_link" text:visited-style-name="Internet_20_link">5.0 Diskfull install the Blades</text:a><text:tab/>11</text:p>
          <text:p text:style-name="P27"><text:a xlink:type="simple" xlink:href="#6.Build and Boot the Stateless Images on the Blades|outline" text:style-name="Internet_20_link" text:visited-style-name="Internet_20_link">6.0 Build and Boot the Stateless Images on the Blades</text:a><text:tab/>11</text:p>
          <text:p text:style-name="P26"><text:a xlink:type="simple" xlink:href="#6.1. Build the Stateless Image|outline" text:style-name="Internet_20_link" text:visited-style-name="Internet_20_link">6.1 <text:s/>Build the Stateless Image</text:a><text:tab/>11</text:p>
          <text:p text:style-name="P26"><text:a xlink:type="simple" xlink:href="#6.1.Test Boot the Stateless Image |outline" text:style-name="Internet_20_link" text:visited-style-name="Internet_20_link">6.1 Test Boot the Stateless Image </text:a><text:tab/>12</text:p>
          <text:p text:style-name="P27"><text:a xlink:type="simple" xlink:href="#1.References|outline" text:style-name="Internet_20_link" text:visited-style-name="Internet_20_link">1.0 References</text:a><text:tab/>13</text:p>
        </text:index-body>
      </text:table-of-content>
      <text:p text:style-name="P15"/>
      <text:list text:style-name="L1">
        <text:list-item>
          <text:h text:style-name="P69" text:outline-level="1">Introduction</text:h>
        </text:list-item>
      </text:list>
      <text:p text:style-name="Standard"/>
      <text:p text:style-name="Standard">Before preceding to setup your BladeCen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Text_20_body"><text:soft-page-break/>This document <text:s/>provides step-by-step instructions on setting up an example stateful or stateless <text:s/>cluster for a BladeCenter. <text:s text:c="3"/>Our example will be installed with Fedora 8, x86_64. <text:s/></text:p>
      <text:p text:style-name="P3"/>
      <text:p text:style-name="Standard"/>
      <text:list text:style-name="L1" text:continue-numbering="true">
        <text:list-item>
          <text:h text:style-name="P69" text:outline-level="1">Download Linux Distro ISOs and Create Repository</text:h>
          <text:list>
            <text:list-item>
              <text:h text:style-name="P43" text:outline-level="2">Create Fedora repository</text:h>
            </text:list-item>
          </text:list>
        </text:list-item>
      </text:list>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1">
        <text:list-item text:start-value="1">
          <text:list>
            <text:list-item text:start-value="1">
              <text:h text:style-name="P44" text:outline-level="2" text:restart-numbering="true" text:start-value="1">Create SLES repository</text:h>
            </text:list-item>
          </text:list>
        </text:list-item>
      </text:list>
      <text:p text:style-name="Standard">On SLES, copy the SLES ISO images to the Management Node.</text:p>
      <text:p text:style-name="Standard"/>
      <text:p text:style-name="Code">mkdir /iso</text:p>
      <text:p text:style-name="Code"><text:soft-page-break/>copy <text:span text:style-name="T5">SLES11-DVD-ppc-GM-DVD1.iso</text:span></text:p>
      <text:p text:style-name="Code"><text:s/>to /iso/</text:p>
      <text:p text:style-name="Code">mkdir /iso/1</text:p>
      <text:p text:style-name="Code">cd /iso</text:p>
      <text:p text:style-name="Code">mount -o loop <text:span text:style-name="T5">SLES11-DVD-ppc-GM-DVD1.iso 1</text:span></text:p>
      <text:p text:style-name="Code"><text:s/></text:p>
      <text:p text:style-name="Code"/>
      <text:p text:style-name="Standard"/>
      <text:p text:style-name="Code"><text:span text:style-name="T7">zypper ar </text:span><text:a xlink:type="simple" xlink:href="/iso/1"><text:span text:style-name="T7">file:///iso/1</text:span></text:a><text:span text:style-name="T7"> sles11</text:span></text:p>
      <text:list text:style-name="L1" text:continue-numbering="true">
        <text:list-item>
          <text:h text:style-name="P69" text:outline-level="1">Set Up Services on the Management Node</text:h>
          <text:list>
            <text:list-item>
              <text:h text:style-name="P43" text:outline-level="2"><text:reference-mark-start text:name="1.1Set Up networks Table"/>Set Up networks Table <text:s/><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Now is the time to <text:s/>add or update any other networks needed <text:s/>to the networks table. <text:s/>Use either the tabedit or the chtab command. </text:p>
      <text:p text:style-name="Code"/>
      <text:p text:style-name="Code">#netname,net,mask,mgtifname,gateway,dhcpserver,tftpserver,nameservers,dynamicrange,nodehostname,comments,disable</text:p>
      <text:p text:style-name="Code">"mnet","9.114.47.224","255.255.255.224","eth0",,,"9.114.47.250","9.114.47.250,9.114.8.1",,,,</text:p>
      <text:p text:style-name="Code">,"192.168.122.0","255.255.255.0","virbr0",,,"192.168.122.1","9.114.47.250,9.114.8.1",,,,</text:p>
      <text:p text:style-name="P3"/>
      <text:p text:style-name="Code"/>
      <text:p text:style-name="P28">If you want to use hardware discovery later, a dynamic range is required to be defined in the networks table, for example, to add a dynamic range for dhcp to eth0 network (mnet) :</text:p>
      <text:p text:style-name="Code"/>
      <text:p text:style-name="P3">chtab netname=mnet <text:s/>networks.dynamicrange=9.114.47.233-9.114.47.234</text:p>
      <text:p text:style-name="P3"/>
      <text:p text:style-name="P3">tabdump networks</text:p>
      <text:p text:style-name="P3"/>
      <text:p text:style-name="P3">#netname,net,mask,mgtifname,gateway,dhcpserver,tftpserver,nameservers,dynamicrange,nodehostname,comments,disable</text:p>
      <text:p text:style-name="P3">"mnet","9.114.47.224","255.255.255.224","eth0",,"9.114.47.250","9.114.47.250","9.114.47.250","9.114.47.233-9.114.47.234",,,</text:p>
      <text:p text:style-name="P3">"virb","192.168.122.0","255.255.255.0","virbr0",,,"192.168.122.1","9.114.8.1,9.114.8.2",,,,</text:p>
      <text:p text:style-name="Code"/>
      <text:p text:style-name="Code"/>
      <text:p text:style-name="Text_20_body">You can have xCAT ignore any table entry by setting the <text:span text:style-name="T3">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the domain name <text:s/>in the site table:</text:p>
      <text:p text:style-name="Code"/>
      <text:p text:style-name="Code">chtab key=domain site.value=cluster.net <text:s text:c="2"/># domain part of the node hostnames</text:p>
      <text:p text:style-name="P2"/>
      <text:p text:style-name="Standard"><text:soft-page-break/></text:p>
      <text:list text:style-name="L1" text:continue-numbering="true">
        <text:list-item>
          <text:list text:continue-numbering="true">
            <text:list-item>
              <text:h text:style-name="P43" text:outline-level="2">Set Up DHCP</text:h>
            </text:list-item>
          </text:list>
        </text:list-item>
      </text:list>
      <text:p text:style-name="Text_20_body">The dynamic ranges for the networks were set up already in section <text:reference-ref text:reference-format="chapter" text:ref-name="1.1Set Up networks Table">3.1</text:reference-ref> <text:reference-ref text:reference-format="text" text:ref-name="1.1Set Up networks Table">Set Up networks Table  </text:reference-ref>. <text:s/>Now you should d<text:span text:style-name="T1">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1">The interface is </text:p>
      <text:p text:style-name="P11">chtab key=dhcpinterfaces site.value='&lt;node or nodegroup&gt;|nic;&lt;node or nodegroup&gt;|nic;...&gt;</text:p>
      <text:p text:style-name="P11">For example: <text:s/>if you set dhcpinterfaces as in the example, <text:s/>only eth1 will be setup for the management node. Note only xcatmn , the management node is not defined in the database; all other entries should be defined nodes or nodegroups. </text:p>
      <text:p text:style-name="P13">chtab key=dhcpinterfaces site.value='xcatmn|eth1'</text:p>
      <text:p text:style-name="P13">tabdump -d site <text:s/>will give more information on the dhcpinterfaces attribute. </text:p>
      <text:p text:style-name="Code"/>
      <text:p text:style-name="Standard">Add the relevant networks to DHCP:</text:p>
      <text:p text:style-name="Code">makedhcp -n <text:s text:c="8"/></text:p>
      <text:p text:style-name="Standard"/>
      <text:p text:style-name="Standard">Restart DHCP:</text:p>
      <text:p text:style-name="Standard"/>
      <text:p text:style-name="Code">service dhcpd restart</text:p>
      <text:list text:style-name="L1" text:continue-numbering="true">
        <text:list-item>
          <text:list text:continue-numbering="true">
            <text:list-item>
              <text:h text:style-name="P43"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text:p>
      <text:p text:style-name="Standard"/>
      <text:p text:style-name="Standard">If <text:s/>your nodes have access to the internet you can use the global servers:</text:p>
      <text:p text:style-name="Standard"/>
      <text:p text:style-name="Code">chtab key=ntpservers site.value=0.north-america.pool.ntp.org, </text:p>
      <text:p text:style-name="Code">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xcatmn <text:s text:c="2"/></text:p>
      <text:p text:style-name="Standard"/>
      <text:p text:style-name="Standard">To set up NTP on the nodes, <text:s/>add the setupntp postinstall script to the postscripts table. <text:s/>See section <text:reference-ref text:reference-format="chapter" text:ref-name="Set Up Postscripts to be Run on the Nodes">4.8</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Standard"/>
      <text:list text:style-name="L1" text:continue-numbering="true">
        <text:list-item>
          <text:list text:continue-numbering="true">
            <text:list-item>
              <text:h text:style-name="P43" text:outline-level="2"><text:soft-page-break/>Set Up DNS</text:h>
            </text:list-item>
          </text:list>
        </text:list-item>
      </text:list>
      <text:p text:style-name="P9">Note: <text:s/>The DNS setup here is done using the non-chroot DNS configuration. <text:s/>This requires that you first remove the bind-chroot rpm (if installed) before proceeding:</text:p>
      <text:p text:style-name="Code">rpm -e bind-chroot-9.5.0-16.a6.fc8</text:p>
      <text:p text:style-name="Code"/>
      <text:p text:style-name="Text_20_body">Set nameserver, and forwarders <text:s/>in the site table:</text:p>
      <text:p text:style-name="Code">chtab key=nameservers site.value=9.114.47.250 # IP of mgmt node</text:p>
      <text:p text:style-name="Code">chtab key=forwarders site.value=9.114.8.1,9.114.8.2 # site DNS servers</text:p>
      <text:p text:style-name="Code"/>
      <text:p text:style-name="Text_20_body">Make sure your /etc/hosts file is setup on the Management Node. </text:p>
      <text:p text:style-name="Code"/>
      <text:p text:style-name="P2"/>
      <text:p text:style-name="Text_20_body">Run:</text:p>
      <text:p text:style-name="Code">makedns</text:p>
      <text:p text:style-name="Text_20_body_20_indent"/>
      <text:p text:style-name="Text_20_body">Set up /etc/resolv.conf:</text:p>
      <text:p text:style-name="Code">search cluster.net</text:p>
      <text:p text:style-name="Code">nameserver 9.114.8.1 </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43" text:outline-level="2">Define AMMs as Nodes</text:h>
            </text:list-item>
          </text:list>
        </text:list-item>
      </text:list>
      <text:p text:style-name="Standard">xCAT requires the AMM management module. <text:s/>It does not support MM's. </text:p>
      <text:p text:style-name="Standard">The nodelist table contains <text:s/>a node definition for each <text:span text:style-name="T2">management</text:span> module and switch in the cluster. <text:s text:c="2"/>For example:</text:p>
      <text:p text:style-name="Standard"/>
      <text:p text:style-name="Code">chtab node=bca01 nodelist.groups=mm</text:p>
      <text:p text:style-name="Code">chtab node=swa01 nodelist.groups=nortel,switch</text:p>
      <text:p text:style-name="Code"/>
      <text:p text:style-name="Code">tabdump nodelist </text:p>
      <text:p text:style-name="Code"/>
      <text:p text:style-name="Code"><text:s text:c="5"/>.</text:p>
      <text:p text:style-name="Code"><text:s text:c="5"/>.</text:p>
      <text:p text:style-name="Code">"bca01",mm,,,</text:p>
      <text:p text:style-name="Code">"swa01",”nortel,switch”,,,</text:p>
      <text:p text:style-name="P13"/>
      <text:p text:style-name="Standard">Also define the hardware control attributes for the management modules:</text:p>
      <text:p text:style-name="Standard"/>
      <text:p text:style-name="P13">chtab node=mm nodehm.mgt=blade</text:p>
      <text:p text:style-name="P13">chtab node=mm mp.mpa=bca01</text:p>
      <text:p text:style-name="P13"/>
      <text:p text:style-name="Text_20_body">Verify:</text:p>
      <text:p text:style-name="Code">lsdef mm</text:p>
      <text:p text:style-name="P22"><text:soft-page-break/></text:p>
      <text:p text:style-name="Code">Object name: bca01</text:p>
      <text:p text:style-name="Code"><text:s text:c="4"/>groups=mm <text:s text:c="3"/></text:p>
      <text:p text:style-name="Code"><text:s text:c="4"/>mgt=blade</text:p>
      <text:p text:style-name="Code"><text:s text:c="4"/>mpa=bca01</text:p>
      <text:p text:style-name="Code"><text:s text:c="4"/>status=alive</text:p>
      <text:p text:style-name="Code"><text:s text:c="3"/></text:p>
      <text:p text:style-name="Code"/>
      <text:list text:style-name="L1" text:continue-numbering="true">
        <text:list-item>
          <text:list text:continue-numbering="true">
            <text:list-item>
              <text:h text:style-name="P43" text:outline-level="2">Set Up Password Table</text:h>
            </text:list-item>
          </text:list>
        </text:list-item>
      </text:list>
      <text:p text:style-name="Standard">Add needed passwords to the passwd <text:s/>table to support installs. <text:s/>Note the “system” password will be the password assigned to the root id during the installation. <text:s/>The “blade” password will be used for communication to the management module ( e.g. rspconfig)</text:p>
      <text:p text:style-name="Standard"><text:s/></text:p>
      <text:p text:style-name="Code">chtab key=system passwd.username=root passwd.password=cluster</text:p>
      <text:p text:style-name="Code">chtab key=blade passwd.username=USERID passwd.password=PASSW0RD</text:p>
      <text:p text:style-name="Code"/>
      <text:list text:style-name="L1" text:continue-numbering="true">
        <text:list-item>
          <text:list text:continue-numbering="true">
            <text:list-item>
              <text:h text:style-name="P43" text:outline-level="2">Set Up AMMs</text:h>
            </text:list-item>
          </text:list>
        </text:list-item>
      </text:list>
      <text:p text:style-name="P16"/>
      <text:p text:style-name="Text_20_body">Use rspconfig <text:s/>to configure the network settings on the MM and for the switch module. </text:p>
      <text:p text:style-name="P6"/>
      <text:p text:style-name="Text_20_body">Setup MM network configuration:</text:p>
      <text:p text:style-name="Code_20_Indented">bash-3.2# rspconfig <text:s/>mm network=9.27.247.82,MM001125C33A86,9.27.247.254,255.255.248.0</text:p>
      <text:p text:style-name="Code_20_Indented">mm: OK</text:p>
      <text:p text:style-name="Code_20_Indented">mm: MM IP: 9.27.247.82</text:p>
      <text:p text:style-name="Code_20_Indented">mm: MM Hostname: MM001125C33A86</text:p>
      <text:p text:style-name="Code_20_Indented">mm: Gateway: 9.27.247.254</text:p>
      <text:p text:style-name="Code_20_Indented">mm: Subnet Mask: 255.255.248.0</text:p>
      <text:p text:style-name="P6"/>
      <text:p text:style-name="P6"/>
      <text:p text:style-name="Text_20_body">Setup switch module network information:</text:p>
      <text:p text:style-name="P6"/>
      <text:p text:style-name="Code_20_Indented">bash-3.2# rspconfig mm swnet=9.27.247.84,9.27.247.254,255.255.248.0</text:p>
      <text:p text:style-name="Code_20_Indented">Output:</text:p>
      <text:p text:style-name="Code_20_Indented">mm: OK</text:p>
      <text:p text:style-name="Code_20_Indented">mm: Switch IP: 9.27.247.84</text:p>
      <text:p text:style-name="Code_20_Indented">mm: Gateway: 9.27.247.254</text:p>
      <text:p text:style-name="Code_20_Indented">mm. Subnet Mask:255.255.248.0</text:p>
      <text:p text:style-name="P24"/>
      <text:p text:style-name="P16"/>
      <text:p text:style-name="P16"/>
      <text:p text:style-name="P16">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14"/>
      <text:p text:style-name="Text_20_body">Test the ssh set up with:</text:p>
      <text:p text:style-name="Code"><text:soft-page-break/>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43"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2">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43"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43"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69" text:outline-level="1">Define Compute Nodes in the Database</text:h>
        </text:list-item>
      </text:list>
      <text:p text:style-name="Standard"/>
      <text:p text:style-name="P10">Note: <text:s/><text:span text:style-name="T4">For table attribute definitions run “tabdump -d &lt;table name&gt;”. <text:s/>In some of the following table commands, <text:s/>you can use regular expressions are used so that a single row in the table can represent many nodes when dealing with large clusters. <text:s text:c="2"/>See </text:span><text:a xlink:type="simple" xlink:href="http://xcat.sf.net/man5/xcatdb.5.html"><text:span text:style-name="T4">http://xcat.sf.net/man5/xcatdb.5.html</text:span></text:a><text:span text:style-name="T4"> for a </text:span><text:span text:style-name="T4">description of <text:s/>how to use regular expressions in xCAT tables, and see </text:span><text:a xlink:type="simple" xlink:href="http://www.perl.com/doc/manual/html/pod/perlre.html"><text:span text:style-name="T4">http://www.perl.com/doc/manual/html/pod/perlre.html</text:span></text:a><text:span text:style-name="T4"> for an explanation of perl regular expressions.</text:span></text:p>
      <text:p text:style-name="Text_20_body"/>
      <text:list text:style-name="L1" text:continue-numbering="true">
        <text:list-item>
          <text:list text:continue-numbering="true">
            <text:list-item>
              <text:h text:style-name="P43" text:outline-level="2"><text:soft-page-break/><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Nodes can be added to the nodelist table using nodeadd and a node range and automatically be assigned to the all,ls21 and blade groups. <text:s/>For example:</text:p>
      <text:p text:style-name="Standard"/>
      <text:p text:style-name="Standard"/>
      <text:p text:style-name="Code">nodeadd blade01-blade04 groups=all,ls21,bc01,blade,compute</text:p>
      <text:p text:style-name="Code"/>
      <text:p text:style-name="Text_20_body"/>
      <text:list text:style-name="L1" text:continue-numbering="true">
        <text:list-item>
          <text:list text:continue-numbering="true">
            <text:list-item>
              <text:h text:style-name="P43" text:outline-level="2">Set Up the nodehm table </text:h>
            </text:list-item>
          </text:list>
        </text:list-item>
      </text:list>
      <text:p text:style-name="Text_20_body">Specify that the BladeCenter management module should be used for hardware management. <text:s/></text:p>
      <text:p text:style-name="Code"/>
      <text:p text:style-name="Code">chtab node=compute nodehm.cons=blade nodehm.mgt=blade <text:s/>nodehm.serialspeed=19200 nodehm.serialflow=hard nodehm.serialport=1</text:p>
      <text:p text:style-name="Code"/>
      <text:p text:style-name="Text_20_body">Check the definition of your <text:s/>blades:</text:p>
      <text:p text:style-name="Code">lsdef compute </text:p>
      <text:p text:style-name="Code"/>
      <text:p text:style-name="Code">Object name: blade01</text:p>
      <text:p text:style-name="Code"><text:s text:c="4"/>cons=blade</text:p>
      <text:p text:style-name="Code"><text:s text:c="4"/>conserver=xcatmn</text:p>
      <text:p text:style-name="Code"><text:s text:c="4"/>groups=all,ls21,blade,bc01,compute</text:p>
      <text:p text:style-name="Code"><text:s text:c="4"/>mgt=blade</text:p>
      <text:p text:style-name="Code"><text:s text:c="4"/>serialflow=hard</text:p>
      <text:p text:style-name="Code"><text:s text:c="4"/>serialport=1</text:p>
      <text:p text:style-name="Code"><text:s text:c="4"/>serialspeed=19200</text:p>
      <text:p text:style-name="Code"><text:s text:c="4"/>status=alive</text:p>
      <text:p text:style-name="Code"><text:s text:c="9"/>. </text:p>
      <text:p text:style-name="Code"><text:s text:c="9"/>.</text:p>
      <text:p text:style-name="Code"><text:s text:c="9"/>. <text:s text:c="16"/></text:p>
      <text:p text:style-name="Text_20_body"><text:s text:c="19"/></text:p>
      <text:p text:style-name="Text_20_body">Note: <text:s/>if you are using JS blades, do not set serialspeed or serialport.</text:p>
      <text:list text:style-name="L1" text:continue-numbering="true">
        <text:list-item>
          <text:list text:continue-numbering="true">
            <text:list-item>
              <text:h text:style-name="P43" text:outline-level="2">Set Up the mp and mpa Table </text:h>
            </text:list-item>
          </text:list>
        </text:list-item>
      </text:list>
      <text:p text:style-name="Standard"/>
      <text:p text:style-name="Standard">Specify <text:s/>the <text:s/>slot (id) <text:s/>and mm that each blade has in the mp table. </text:p>
      <text:p text:style-name="Standard"/>
      <text:p text:style-name="Code"/>
      <text:p text:style-name="Code">chtab node=blade01 <text:s/>mp.id=1 <text:s text:c="3"/>mp.mpa=bca01 <text:s text:c="11"/></text:p>
      <text:p text:style-name="Code"><text:s text:c="16"/></text:p>
      <text:p text:style-name="Code"/>
      <text:p text:style-name="Text_20_body">Define the username and password for the management module in the mpa table only if you have different passwords for your management modules, otherwise the password will default from the passwd table. </text:p>
      <text:p text:style-name="Code">chtab mpa=bca01 mpa.username=USERID mpa.password=newpasswd</text:p>
      <text:p text:style-name="Code"><text:s text:c="3"/></text:p>
      <text:p text:style-name="Code"/>
      <text:list text:style-name="L1" text:continue-numbering="true">
        <text:list-item>
          <text:list text:continue-numbering="true">
            <text:list-item>
              <text:h text:style-name="P43" text:outline-level="2"><text:soft-page-break/>Set Up Conserver</text:h>
            </text:list-item>
          </text:list>
        </text:list-item>
      </text:list>
      <text:p text:style-name="Standard">Now that the nodehm and mp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text:s/>nodes with rpower and rcons.</text:p>
      <text:p text:style-name="Text_20_body"/>
      <text:p text:style-name="Text_20_body">If you have problems with conserver: </text:p>
      <text:p text:style-name="P5"><text:span text:style-name="T6">1. <text:s/>Setting the blade bios versions correctly<text:line-break/>2. <text:s/>Setting xCAT tables correctly ( check your nodehm table). <text:line-break/><text:line-break/>For #1, check your docs ( for example for a hs21 blade):<text:line-break/></text:span><text:span text:style-name="T8"><text:line-break/></text:span><text:a xlink:type="simple" xlink:href="http://download.boulder.ibm.com/ibmdl/pub/systems/support/system_x_cluster/hs21-cmos-settings-v1.1.htm"><text:span text:style-name="T8">http://download.boulder.ibm.com/ibmdl/pub/systems/support/system_x_cluster/hs21-cmos-settings-v1.1.htm</text:span></text:a></text:p>
      <text:p text:style-name="Standard"/>
      <text:list text:style-name="L1" text:continue-numbering="true">
        <text:list-item>
          <text:list text:continue-numbering="true">
            <text:list-item>
              <text:h text:style-name="P43"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and the type of network booting supported (among other things). <text:s/></text:p>
      <text:p text:style-name="Standard">In this case, the management node hostname (as known by the compute node) should be used for xcatmaster of the node.</text:p>
      <text:p text:style-name="Standard"/>
      <text:p text:style-name="Code">chtab node=compute noderes.netboot=pxe noderes.xcatmaster=xcatmn nodehm.serialport=1 noderes.installnic=eth0 noderes.primarynic=eth0 noderes.nfsserver=xcatmn</text:p>
      <text:p text:style-name="Code"/>
      <text:p text:style-name="Text_20_body"/>
      <text:list text:style-name="L1" text:continue-numbering="true">
        <text:list-item>
          <text:list text:continue-numbering="true">
            <text:list-item>
              <text:h text:style-name="P43"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compute nodetype.os=fedora8 nodetype.arch=x86_64 nodetype.profile=compute nodetype.nodetype=osi</text:p>
      <text:p text:style-name="Text_20_body"/>
      <text:list text:style-name="L1" text:continue-numbering="true">
        <text:list-item>
          <text:list text:continue-numbering="true">
            <text:list-item>
              <text:h text:style-name="P43" text:outline-level="2">Verify the Tables</text:h>
            </text:list-item>
          </text:list>
        </text:list-item>
      </text:list>
      <text:p text:style-name="Text_20_body">To verify that the tables are set correctly, run lsdef on a blade:</text:p>
      <text:p text:style-name="P3">lsdef blade01</text:p>
      <text:p text:style-name="Standard"/>
      <text:p text:style-name="Code">Object name: blade01</text:p>
      <text:p text:style-name="Code"><text:soft-page-break/><text:s text:c="4"/>arch=x86_64</text:p>
      <text:p text:style-name="Code"><text:s text:c="4"/>cons=blade</text:p>
      <text:p text:style-name="Code"><text:s text:c="4"/>conserver=xcatmn</text:p>
      <text:p text:style-name="Code"><text:s text:c="4"/>groups=all,ls21,blade,bc01,compute</text:p>
      <text:p text:style-name="Code"><text:s text:c="4"/>id=1</text:p>
      <text:p text:style-name="Code"><text:s text:c="4"/>installnic=eth0</text:p>
      <text:p text:style-name="Code"><text:s text:c="4"/>mgt=blade</text:p>
      <text:p text:style-name="Code"><text:s text:c="4"/>mpa=bca01</text:p>
      <text:p text:style-name="Code"><text:s text:c="4"/>netboot=pxe</text:p>
      <text:p text:style-name="Code"><text:s text:c="4"/>nfsserver=xcatmn</text:p>
      <text:p text:style-name="Code"><text:s text:c="4"/>nodetype=osi</text:p>
      <text:p text:style-name="Code"><text:s text:c="4"/>os=fedora8</text:p>
      <text:p text:style-name="Code"><text:s text:c="4"/>primarynic=eth0</text:p>
      <text:p text:style-name="Code"><text:s text:c="4"/>profile=compute</text:p>
      <text:p text:style-name="Code"><text:s text:c="4"/>serialflow=hard</text:p>
      <text:p text:style-name="Code"><text:s text:c="4"/>serialport=1</text:p>
      <text:p text:style-name="Code"><text:s text:c="4"/>serialspeed=19200</text:p>
      <text:p text:style-name="Code"><text:s text:c="4"/>status=alive</text:p>
      <text:p text:style-name="Code"><text:s text:c="4"/>tftpserver=xcatmn</text:p>
      <text:p text:style-name="Code"><text:s text:c="4"/>xcatmaster=xcatmn</text:p>
      <text:p text:style-name="Code"><text:s text:c="11"/>.</text:p>
      <text:p text:style-name="Code"><text:s text:c="11"/>.</text:p>
      <text:p text:style-name="Code"><text:s text:c="11"/>.</text:p>
      <text:p text:style-name="Code"/>
      <text:list text:style-name="L1" text:continue-numbering="true">
        <text:list-item>
          <text:list text:continue-numbering="true">
            <text:list-item>
              <text:h text:style-name="P43"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several postscripts like syslog and remoteshell postscripts to the xcatdefaults row of the table. <text:s/>If you want additional postscripts run on the nodes that are shipped with xCAT, for example the ntp setup script:</text:p>
      <text:p text:style-name="Code"/>
      <text:p text:style-name="Code">chtab node=compute postscripts.postscripts=setupntp</text:p>
      <text:p text:style-name="Code"/>
      <text:p text:style-name="Standard">If you want to add your own postscript, <text:s/>then place the postscript <text:s/>( myscript) in the /install/postscripts directory and add to the postscripts table. </text:p>
      <text:p text:style-name="Code"/>
      <text:p text:style-name="Code">chtab node=compute postscripts.postscripts=setupntp,myscript</text:p>
      <text:p text:style-name="Text_20_body"/>
      <text:list text:style-name="L1" text:continue-numbering="true">
        <text:list-item>
          <text:list text:continue-numbering="true">
            <text:list-item>
              <text:h text:style-name="P43" text:outline-level="2"><text:s/>Get MAC Addresses for the Blades</text:h>
            </text:list-item>
          </text:list>
        </text:list-item>
      </text:list>
      <text:p text:style-name="Standard">For blades, MACs can either be collected through the boot discovery process <text:s/>or by using the getmacs command:</text:p>
      <text:p text:style-name="Standard"/>
      <text:p text:style-name="Code">getmacs compute </text:p>
      <text:p text:style-name="P8"/>
      <text:p text:style-name="Text_20_body">(“compute” is the group of all the blades.) <text:s/>To verify mac addresses in table:</text:p>
      <text:p text:style-name="Code">tabdump mac</text:p>
      <text:p text:style-name="Standard"/>
      <text:list text:style-name="L1" text:continue-numbering="true">
        <text:list-item>
          <text:list text:continue-numbering="true">
            <text:list-item>
              <text:h text:style-name="P43" text:outline-level="2"><text:s/>Add Compute Nodes to DHCP</text:h>
            </text:list-item>
          </text:list>
        </text:list-item>
      </text:list>
      <text:p text:style-name="Standard"/>
      <text:p text:style-name="Text_20_body"><text:soft-page-break/>Ensure dhcpd is running:</text:p>
      <text:p text:style-name="Code">service dhcpd status</text:p>
      <text:p text:style-name="Code">If not:</text:p>
      <text:p text:style-name="Code">service dhcpd start</text:p>
      <text:p text:style-name="Text_20_body"/>
      <text:p text:style-name="Text_20_body">Configure DHCP:</text:p>
      <text:p text:style-name="Code">makedhcp -a</text:p>
      <text:p text:style-name="Standard"/>
      <text:p text:style-name="Standard"/>
      <text:list text:style-name="L1" text:continue-numbering="true">
        <text:list-item>
          <text:list text:continue-numbering="true">
            <text:list-item>
              <text:h text:style-name="P43" text:outline-level="2"><text:s/>Setup Blade for net boot</text:h>
            </text:list-item>
          </text:list>
        </text:list-item>
      </text:list>
      <text:p text:style-name="Standard"/>
      <text:p text:style-name="Standard">rbootseq &lt;nodename&gt; net,hd</text:p>
      <text:p text:style-name="Code"/>
      <text:p text:style-name="Code"/>
      <text:list text:style-name="L1" text:continue-numbering="true">
        <text:list-item>
          <text:h text:style-name="P69" text:outline-level="1">Diskfull install the Blades</text:h>
        </text:list-item>
      </text:list>
      <text:p text:style-name="Standard">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
      <text:p text:style-name="Text_20_body"/>
      <text:list text:style-name="L1" text:continue-numbering="true">
        <text:list-item>
          <text:h text:style-name="P69" text:outline-level="1"><text:reference-mark-start text:name="1.0Build and Boot the LS21 and QS22 Stateless Images"/>Build and Boot the Stateless Images on the Blades<text:reference-mark-end text:name="1.0Build and Boot the LS21 and QS22 Stateless Images"/></text:h>
        </text:list-item>
      </text:list>
      <text:p text:style-name="Standard">If you desire to <text:s/>build stateless images and then boot nodes, instead of installing the blades, then follow these instructions:</text:p>
      <text:p text:style-name="Standard">Note: you can do both. <text:s/>You can have your blades installed with one image, but stateless boot another image. <text:s text:c="2"/>This is convenient for testing new images. </text:p>
      <text:p text:style-name="Standard"/>
      <text:list text:style-name="L1" text:continue-numbering="true">
        <text:list-item>
          <text:list text:continue-numbering="true">
            <text:list-item>
              <text:h text:style-name="P43" text:outline-level="2"><text:s/>Build the Stateless Image</text:h>
            </text:list-item>
          </text:list>
        </text:list-item>
      </text:list>
      <text:h text:style-name="Heading_20_2" text:outline-level="2" text:is-list-header="true"/>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text:soft-page-break/>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header>
          <text:p text:style-name="List_20_Number"/>
        </text:list-header>
        <text:list-item>
          <text:p text:style-name="List_20_Number">Generate the image:</text:p>
        </text:list-item>
      </text:list>
      <text:p text:style-name="Text_20_body_20_indent"/>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
      <text:p text:style-name="Code_20_Indented">cd /install/netboot/fedora8/$ARCH/compute/rootimg/etc</text:p>
      <text:p text:style-name="Code_20_Indented">cp fstab fstab.ORIG</text:p>
      <text:p text:style-name="Text_20_body_20_indent"/>
      <text:p text:style-name="Text_20_body_20_indent">Edit fstab. <text:s/><text:span text:style-name="T3">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18">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Code_20_Indented"/>
      <text:p text:style-name="P23">Note: adding /tmp and /var/tmp to /etc/fstab is optional, <text:s/>most installations can simply use /. It was documented her to show that you can restrict the size of filesystems, if you need to. <text:s/>The indicated values are just and example, and you may need much bigger filessystems, if running applications like OpenMPI. </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WW8Num9" text:continue-numbering="true">
        <text:list-item>
          <text:p text:style-name="List_20_Number"><text:span text:style-name="T3">If the stateless image you are building doesn't match the OS/architecture of the management node</text:span>, logon to the node with the desired architecture. <text:s text:c="2"/></text:p>
          <text:p text:style-name="List_20_Number"/>
          <text:p text:style-name="List_20_Number"><text:s text:c="2"/></text:p>
          <text:p text:style-name="List_20_Number"><text:soft-page-break/>ssh &lt;node&gt;</text:p>
        </text:list-item>
      </text:list>
      <text:p text:style-name="Code_20_Indented">mkdir /install</text:p>
      <text:p text:style-name="Code_20_Indented">mount xcatmn:/install /install <text:s/>( make sure the mount is rw)</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P25">gpgcheck=0</text:p>
      <text:p text:style-name="P20">Test with: yum search gcc</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xcatmn:/opt/xcat/share/xcat/netboot/fedora/genimage .</text:p>
      <text:p text:style-name="Code_20_Indented">scp xcatmn:/opt/xcat/share/xcat/netboot/fedora/geninitrd .</text:p>
      <text:p text:style-name="Code_20_Indented">scp xcatmn:/opt/xcat/share/xcat/netboot/fedora/compute.ppc64.pkglist .</text:p>
      <text:p text:style-name="Code_20_Indented">scp xcatmn:/opt/xcat/share/xcat/netboot/fedora/compute.exlist .</text:p>
      <text:p text:style-name="Code_20_Indented"/>
      <text:list text:style-name="WW8Num9" text:continue-numbering="true">
        <text:list-item>
          <text:p text:style-name="List_20_Number">Generate the image:</text:p>
        </text:list-item>
      </text:list>
      <text:p text:style-name="Text_20_body_20_indent"/>
      <text:p text:style-name="Text_20_body_20_indent">To build the image on the node <text:s/>run:</text:p>
      <text:p text:style-name="Code_20_Indented"><text:bookmark-start text:name="DDE_LINK2"/>./genimage -i eth0 -n tg3 -o fedora8 -p compute</text:p>
      <text:p text:style-name="Code_20_Indented"><text:bookmark-end text:name="DDE_LINK2"/></text:p>
      <text:list text:style-name="WW8Num9" text:continue-numbering="true">
        <text:list-item>
          <text:p text:style-name="List_20_Number">On xcatmn,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3">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18">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ext:soft-page-break/>#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Code_20_Indented"/>
      <text:p text:style-name="P23">Note: adding /tmp and /var/tmp to /etc/fstab is optional, <text:s/>most installations can simply use /. It was documented her to show that you can restrict the size of filesystems, if you need to. <text:s/>The indicated values are just and example, and you may need much bigger filessystems, if running applications like OpenMPI. </text:p>
      <text:p text:style-name="P19"/>
      <text:list text:style-name="WW8Num9" text:continue-numbering="true">
        <text:list-item>
          <text:p text:style-name="List_20_Number">Pack the image on xcatmn:</text:p>
        </text:list-item>
      </text:list>
      <text:p text:style-name="Code_20_Indented">packimage -o fedora8 -p compute -a $ARCH</text:p>
      <text:p text:style-name="P2"/>
      <text:p text:style-name="Code_20_Indented"/>
      <text:list text:style-name="L1">
        <text:list-item text:start-value="1">
          <text:list>
            <text:list-item text:start-value="1">
              <text:h text:style-name="P43" text:outline-level="2" text:restart-numbering="true" text:start-value="1"><text:reference-mark-start text:name="1.1Test Boot the Stateless Image "/>Test Boot the Stateless Image <text:reference-mark-end text:name="1.1Test Boot the Stateless Image "/></text:h>
            </text:list-item>
          </text:list>
        </text:list-item>
      </text:list>
      <text:p text:style-name="Standard"/>
      <text:p text:style-name="Text_20_body">You can continue to customize the image and then you can boot a node with the image:</text:p>
      <text:p text:style-name="Standard"/>
      <text:p text:style-name="Code_20_Indented">nodeset &lt;nodename&gt; netboot</text:p>
      <text:p text:style-name="Code_20_Indented">rpower &lt;nodename&gt; boot</text:p>
      <text:p text:style-name="Code_20_Indented"/>
      <text:p text:style-name="Text_20_body">You can monitor the install by running:</text:p>
      <text:p text:style-name="Code_20_Indented">rcons &lt;nodename&gt;</text:p>
      <text:p text:style-name="Code_20_Indented"/>
      <text:h text:style-name="Heading_20_1" text:outline-level="1" text:is-list-header="true"/>
      <text:p text:style-name="Text_20_body_20_indent"/>
      <text:list text:style-name="L2">
        <text:list-header>
          <text:p text:style-name="P29"/>
        </text:list-header>
      </text:list>
      <text:list text:style-name="L1">
        <text:list-item text:start-value="1">
          <text:h text:style-name="P69" text:outline-level="1" text:restart-numbering="true" text:start-value="1">References</text:h>
        </text:list-item>
      </text:list>
      <text:list text:style-name="L3">
        <text:list-item>
          <text:p text:style-name="P30">xCAT web site: <text:s/><text:a xlink:type="simple" xlink:href="http://xcat.sf.net/">http://xcat.sf.net/</text:a> </text:p>
        </text:list-item>
        <text:list-item>
          <text:p text:style-name="P30">xCAT man pages: <text:s/><text:a xlink:type="simple" xlink:href="http://xcat.sf.net/man1/xcat.1.html">http://xcat.sf.net/man1/xcat.1.html</text:a></text:p>
        </text:list-item>
        <text:list-item>
          <text:p text:style-name="P30">xCAT DB table descriptions: <text:a xlink:type="simple" xlink:href="http://xcat.sf.net/man5/xcatdb.5.html">http://xcat.sf.net/man5/xcatdb.5.html</text:a></text:p>
        </text:list-item>
        <text:list-item>
          <text:p text:style-name="P30">Installing xCAT on iDataPlex: <text:s/><text:a xlink:type="simple" xlink:href="http://xcat.svn.sourceforge.net/svnroot/xcat/xcat-core/trunk/xCAT-client/share/doc/xCAT-iDpx.pdf">http://xcat.svn.sourceforge.net/svnroot/xcat/xcat-core/trunk/xCAT-client/share/doc/xCAT-iDpx.pdf</text:a> </text:p>
        </text:list-item>
        <text:list-item>
          <text:p text:style-name="P30">xCAT2 Linux Cookbook : <text:a xlink:type="simple" xlink:href="http://xcat.svn.sourceforge.net/svnroot/xcat/xcat-core/trunk/xCAT-client/share/doc/xCAT2.pdf">http://xcat.svn.sourceforge.net/svnroot/xcat/xcat-core/trunk/xCAT-client/share/doc/xCAT2.pdf</text:a></text:p>
        </text:list-item>
        <text:list-item>
          <text:p text:style-name="P30">For installing Torque and Moab : <text:a xlink:type="simple" xlink:href="http://xcat.svn.sourceforge.net/svnroot/xcat/xcat-core/trunk/xCAT-client/share/doc/xCAT2.pdf">http://xcat.svn.sourceforge.net/svnroot/xcat/xcat-core/trunk/xCAT-client/share/doc/xCAT2.pdf</text:a></text:p>
        </text:list-item>
        <text:list-item>
          <text:p text:style-name="P30"><text:soft-page-break/>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30">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30">xCAT on AIX Cookbook: <text:s/><text:a xlink:type="simple" xlink:href="http://xcat.svn.sourceforge.net/svnroot/xcat/xcat-core/trunk/xCAT-client/share/doc/xCAT2onAIX.pdf">http://xcat.svn.sourceforge.net/svnroot/xcat/xcat-core/trunk/xCAT-client/share/doc/xCAT2onAIX.pdf</text:a> </text:p>
        </text:list-item>
        <text:list-item>
          <text:p text:style-name="P30">xCAT wiki: <text:s/><text:a xlink:type="simple" xlink:href="http://xcat.wiki.sourceforge.net/">http://xcat.wiki.sourceforge.net/</text:a> </text:p>
        </text:list-item>
        <text:list-item>
          <text:p text:style-name="P30">xCAT mailing list: <text:s/><text:a xlink:type="simple" xlink:href="http://xcat.org/mailman/listinfo/xcat-user">http://xcat.org/mailman/listinfo/xcat-user</text:a></text:p>
        </text:list-item>
        <text:list-item>
          <text:p text:style-name="P30">xCAT bugs: <text:s/><text:a xlink:type="simple" xlink:href="https://sourceforge.net/tracker/?group_id=208749&amp;atid=1006945">https://sourceforge.net/tracker/?group_id=208749&amp;atid=1006945</text:a></text:p>
        </text:list-item>
        <text:list-item>
          <text:p text:style-name="P30">xCAT feature requests: <text:s/><text:a xlink:type="simple" xlink:href="https://sourceforge.net/tracker/?group_id=208749&amp;atid=1006948">https://sourceforge.net/tracker/?group_id=208749&amp;atid=1006948</text:a></text:p>
        </text:list-item>
      </text:list>
      <text:p text:style-name="Standard"/>
      <text:h text:style-name="P7"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BladeCenter HowTo</dc:title>
    <meta:initial-creator>IBM_USER</meta:initial-creator>
    <meta:creation-date>2008-03-11T09:00:00</meta:creation-date>
    <dc:creator>Lissa Valletta</dc:creator>
    <dc:date>2010-09-24T08:29:37</dc:date>
    <meta:printed-by>Egan Ford</meta:printed-by>
    <meta:print-date>2008-05-08T10:26:10</meta:print-date>
    <meta:editing-cycles>359</meta:editing-cycles>
    <meta:editing-duration>P9DT8H26M35S</meta:editing-duration>
    <meta:user-defined meta:name="Info 1"/>
    <meta:user-defined meta:name="Info 2"/>
    <meta:user-defined meta:name="Info 3"/>
    <meta:user-defined meta:name="Info 4"/>
    <meta:document-statistic meta:table-count="0" meta:image-count="0" meta:object-count="0" meta:page-count="15" meta:paragraph-count="384" meta:word-count="3157" meta:character-count="20142"/>
  </office:meta>
</office:document-meta>
</file>